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517" officeooo:paragraph-rsid="0008b517"/>
    </style:style>
    <style:style style:name="P2" style:family="paragraph" style:parent-style-name="Standard">
      <style:text-properties fo:font-size="15pt" fo:font-weight="bold" officeooo:rsid="0008b517" officeooo:paragraph-rsid="0008b51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fo:font-weight="bold" officeooo:rsid="0008b517" officeooo:paragraph-rsid="0008b517" style:font-style-asian="italic" style:font-weight-asian="bold" style:font-style-complex="italic" style:font-weight-complex="bold"/>
    </style:style>
    <style:style style:name="P4" style:family="paragraph" style:parent-style-name="Standard" style:list-style-name="L2">
      <style:text-properties fo:font-style="italic" fo:font-weight="bold" officeooo:rsid="0008b517" officeooo:paragraph-rsid="0008b51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a4a4a" officeooo:paragraph-rsid="000a4a4a" style:font-style-asian="italic" style:font-weight-asian="bold" style:font-style-complex="italic" style:font-weight-complex="bold"/>
    </style:style>
    <style:style style:name="P6" style:family="paragraph" style:parent-style-name="Standard" style:list-style-name="L3">
      <style:text-properties fo:font-style="italic" fo:font-weight="bold" officeooo:rsid="000a4a4a" officeooo:paragraph-rsid="000a4a4a" style:font-style-asian="italic" style:font-weight-asian="bold" style:font-style-complex="italic" style:font-weight-complex="bold"/>
    </style:style>
    <style:style style:name="P7" style:family="paragraph" style:parent-style-name="Standard" style:list-style-name="L4">
      <style:text-properties fo:font-style="italic" fo:font-weight="bold" officeooo:rsid="000a4a4a" officeooo:paragraph-rsid="000a4a4a" style:font-style-asian="italic" style:font-weight-asian="bold" style:font-style-complex="italic" style:font-weight-complex="bold"/>
    </style:style>
    <style:style style:name="P8" style:family="paragraph" style:parent-style-name="Standard" style:list-style-name="L4">
      <style:text-properties fo:font-style="italic" fo:font-weight="bold" officeooo:rsid="000bb4e5" officeooo:paragraph-rsid="000bb4e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normal" officeooo:rsid="0008b517" officeooo:paragraph-rsid="0008b517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08b517" officeooo:paragraph-rsid="0008b517" style:font-style-asian="normal" style:font-weight-asian="normal" style:font-style-complex="normal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bb4e5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yby</text:p>
      <text:p text:style-name="P1"/>
      <text:p text:style-name="P3">Lalokoploutví</text:p>
      <text:list xml:id="list8726812388185550746" text:style-name="L1">
        <text:list-item>
          <text:p text:style-name="P10">sladkovodní i mořské ryby, až na jeden druh jsou vymřelé (Latimerie podivná)</text:p>
        </text:list-item>
        <text:list-item>
          <text:p text:style-name="P10"><draw:path text:anchor-type="paragraph" draw:z-index="0" draw:name="Tvar1" draw:style-name="gr1" draw:text-style-name="P11" svg:width="4.266cm" svg:height="2.85cm" draw:transform="skewX (-0.0102974425867665) rotate (-0.223751210105674) translate (7.99398308705025cm -0.24257873743423cm)" svg:viewBox="0 0 4267 2851" svg:d="M0 983c150-22 300 30 450 15 161-16 322-66 480-109 146-39 273-129 401-208 146-91 314-112 459-208 138-91 227-216 363-317 132-99 268-140 413-153 211-19 430 59 613 170 141 85 81 308 305 342 183 29 293 211 341 379 70 246 309 143 320 413 6 147 36 296 67 441 32 147 37 289 53 443 22 207-192 326-338 430-124 89-290 79-436 114-142 34-298 165-426 97-157-84-285-176-458-190-172-15-326-70-493-80-152-8-303 13-451 44-157 32-321 23-476 64-157 41-317 39-469 92l-138 31-137 31-23-39"><text:p/></draw:path><draw:path text:anchor-type="paragraph" draw:z-index="14" draw:name="Tvar15" draw:style-name="gr1" draw:text-style-name="P11" svg:width="0.969cm" svg:height="0.082cm" draw:transform="skewX (0.0094247779607694) rotate (0.328470965225333) translate (9.71717532444237cm 0.642719071597182cm)" svg:viewBox="0 0 970 83" svg:d="M0 64c179-36 355 57 534 0l160-37 170-18 106-9"><text:p/></draw:path>Dificerkní ocasní ploutev (kulatá)</text:p>
        </text:list-item>
      </text:list>
      <text:p text:style-name="P9"><draw:path text:anchor-type="paragraph" draw:z-index="1" draw:name="Tvar2" draw:style-name="gr1" draw:text-style-name="P11" svg:width="1.278cm" svg:height="0.225cm" draw:transform="skewX (0.0233874119767241) rotate (0.599520598060052) translate (9.91975113378685cm 0.650521413363906cm)" svg:viewBox="0 0 1279 226" svg:d="M0 0c168 34 341 23 506 83 171 63 360 48 538 88l235 55"><text:p/></draw:path><draw:path text:anchor-type="paragraph" draw:z-index="3" draw:name="Tvar4" draw:style-name="gr1" draw:text-style-name="P11" svg:width="0.894cm" svg:height="0.964cm" draw:transform="skewX (0.0153588974175501) rotate (1.29957216103498) translate (10.0180249433107cm 0.765541066164428cm)" svg:viewBox="0 0 895 965" svg:d="M0 0c220 26 305 224 434 362 170 181 339 368 457 589l4 14"><text:p/></draw:path><draw:path text:anchor-type="paragraph" draw:z-index="4" draw:name="Tvar5" draw:style-name="gr1" draw:text-style-name="P11" svg:width="1.124cm" svg:height="0.35cm" draw:transform="skewX (0.022165681500328) rotate (0.796219204759813) translate (10.1229714515119cm 0.858647781474549cm)" svg:viewBox="0 0 1125 351" svg:d="M0 11c221-54 379 114 583 140l281 80 211 90 50 30"><text:p/></draw:path><draw:path text:anchor-type="paragraph" draw:z-index="13" draw:name="Tvar14" draw:style-name="gr1" draw:text-style-name="P11" svg:width="1.001cm" svg:height="0.205cm" draw:transform="skewX (0.00541052068118242) rotate (0.127758101245985) translate (9.89478528689394cm 0.188689655016214cm)" svg:viewBox="0 0 1002 206" svg:d="M0 205c151 14 286-82 434-75 174 8 324-96 495-110l73-20"><text:p/></draw:path></text:p>
      <text:p text:style-name="P9"><draw:path text:anchor-type="paragraph" draw:z-index="2" draw:name="Tvar3" draw:style-name="gr1" draw:text-style-name="P11" svg:width="0.959cm" svg:height="0.397cm" draw:transform="skewX (0.0249582083035189) rotate (0.907571211037051) translate (10.2426507936508cm 0.508747038432144cm)" svg:viewBox="0 0 960 398" svg:d="M0 0c180 33 321 154 494 206l176 59 194 82 96 51"><text:p/></draw:path><draw:path text:anchor-type="paragraph" draw:z-index="5" draw:name="Tvar6" draw:style-name="gr1" draw:text-style-name="P11" svg:width="1.142cm" svg:height="0.17cm" draw:transform="skewX (0.0164060949687468) rotate (0.517315590291119) translate (10.381060987072cm 0.605770931610329cm)" svg:viewBox="0 0 1143 171" svg:d="M0 4c188-27 340 92 519 113l137 44 366 10 121-14"><text:p/></draw:path></text:p>
      <text:p text:style-name="P9"><draw:path text:anchor-type="paragraph" draw:z-index="6" draw:name="Tvar7" draw:style-name="gr1" draw:text-style-name="P11" svg:width="0.883cm" svg:height="0.157cm" svg:x="10.832cm" svg:y="0.123cm" svg:viewBox="0 0 884 158" svg:d="M0 158c206-1 418 12 618-57l140-58 126-43"><text:p/></draw:path><draw:path text:anchor-type="paragraph" draw:z-index="7" draw:name="Tvar8" draw:style-name="gr1" draw:text-style-name="P11" svg:width="0.93cm" svg:height="0.328cm" draw:transform="rotate (-0.249756615960389) translate (10.8708741565185cm 0.122500360053865cm)" svg:viewBox="0 0 931 329" svg:d="M0 326c159 16 304-59 456-86l136-35 231-118 108-87"><text:p/></draw:path></text:p>
      <text:p text:style-name="P9"><draw:path text:anchor-type="paragraph" draw:z-index="8" draw:name="Tvar9" draw:style-name="gr1" draw:text-style-name="P11" svg:width="1.108cm" svg:height="0.042cm" svg:x="10.804cm" svg:y="0.11cm" svg:viewBox="0 0 1109 43" svg:d="M0 43c168 0 337 0 505 0h141l351-14 112-29"><text:p/></draw:path><draw:path text:anchor-type="paragraph" draw:z-index="9" draw:name="Tvar10" draw:style-name="gr1" draw:text-style-name="P11" svg:width="0.987cm" svg:height="0.152cm" draw:transform="rotate (0.224449341806471) translate (10.7618605040147cm 0.310422411553637cm)" svg:viewBox="0 0 988 153" svg:d="M0 1c201-12 386 81 584 89l195 30 168 23 41 10"><text:p/></draw:path></text:p>
      <text:p text:style-name="P9"><draw:path text:anchor-type="paragraph" draw:z-index="10" draw:name="Tvar11" draw:style-name="gr1" draw:text-style-name="P11" svg:width="0.898cm" svg:height="-0.001cm" svg:x="10.832cm" svg:y="0.011cm" svg:viewBox="0 0 899 0" svg:d="M0 0c173-1 345 0 519 0h183 140 57"><text:p/></draw:path><draw:path text:anchor-type="paragraph" draw:z-index="11" draw:name="Tvar12" draw:style-name="gr1" draw:text-style-name="P11" svg:width="0.879cm" svg:height="0.368cm" draw:transform="skewX (-0.0383972435438753) rotate (-0.387463093942742) translate (10.8882995801427cm -0.105159856140589cm)" svg:viewBox="0 0 880 369" svg:d="M0 369c155-5 287-98 432-143l122-80 233-109 93-37"><text:p/></draw:path></text:p>
      <text:p text:style-name="P3"><draw:path text:anchor-type="paragraph" draw:z-index="12" draw:name="Tvar13" draw:style-name="gr1" draw:text-style-name="P11" svg:width="0.872cm" svg:height="0.103cm" draw:transform="rotate (0.169122404518251) translate (10.6767455970393cm 0.136387760021839cm)" svg:viewBox="0 0 873 104" svg:d="M0 7c161-27 317 35 475 52l263 45 135-36"><text:p/></draw:path>Paprskoploutví</text:p>
      <text:list xml:id="list4067484342728988235" text:style-name="L2">
        <text:list-item>
          <text:p text:style-name="P4"><text:span text:style-name="T2">Ploutve z kostí, ale i z vaziva</text:span></text:p>
        </text:list-item>
        <text:list-item>
          <text:p text:style-name="P4"><text:span text:style-name="T2">Teplomilné sladkovodní dravé ryby</text:span></text:p>
        </text:list-item>
        <text:list-item>
          <text:p text:style-name="P4"><text:span text:style-name="T2">bichiři, jeseterovití(s heterocerkní ploutví a chrupavčitou kostrou</text:span></text:p>
        </text:list-item>
        <text:list-item>
          <text:p text:style-name="P4"><text:span text:style-name="T2">mechano- a chemo-receptory na vousech</text:span></text:p>
        </text:list-item>
        <text:list-item>
          <text:p text:style-name="P4"><text:span text:style-name="T2">Jikry jeseterovitých jsou kaviár</text:span></text:p>
        </text:list-item>
      </text:list>
      <text:p text:style-name="P3"><text:span text:style-name="T2"/></text:p>
      <text:p text:style-name="P5">Mnohokostnatí</text:p>
      <text:list xml:id="list6936625056312994016" text:style-name="L3">
        <text:list-item>
          <text:p text:style-name="P6"><text:span text:style-name="T2">Kostlíni, kaprouni</text:span></text:p>
        </text:list-item>
      </text:list>
      <text:p text:style-name="P5"><text:span text:style-name="T2"/></text:p>
      <text:p text:style-name="P5">Kostnatí</text:p>
      <text:list xml:id="list81536791090935419" text:style-name="L4">
        <text:list-item>
          <text:p text:style-name="P7"><text:span text:style-name="T2">Druhově nejpočetnější mezi obratlovci</text:span></text:p>
        </text:list-item>
        <text:list-item>
          <text:p text:style-name="P7"><text:span text:style-name="T2">Postupně se tenké chrupavčité kosti u mladých jedinců mění na kostěné kosti</text:span></text:p>
        </text:list-item>
        <text:list-item>
          <text:p text:style-name="P7"><text:span text:style-name="T2">Bezostní</text:span></text:p>
          <text:list>
            <text:list-item>
              <text:p text:style-name="P7"><text:span text:style-name="T2">měkké ploutevní paprsky</text:span></text:p>
            </text:list-item>
            <text:list-item>
              <text:p text:style-name="P7"><text:span text:style-name="T2">sleď, sardinka, sardel, šprot, </text:span><text:span text:style-name="T3">losos obecný</text:span></text:p>
            </text:list-item>
            <text:list-item>
              <text:p text:style-name="P8"><text:span text:style-name="T2">Typická je tuková ploutvičk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8:21:21.417354451</meta:creation-date>
    <dc:date>2018-09-18T08:45:49.380781895</dc:date>
    <meta:editing-duration>PT4M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9" meta:word-count="94" meta:character-count="608" meta:non-whitespace-character-count="547"/>
  </office:meta>
</office:document-meta>
</file>